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333" officeooo:paragraph-rsid="00045333"/>
    </style:style>
    <style:style style:name="P2" style:family="paragraph" style:parent-style-name="Standard">
      <style:text-properties officeooo:paragraph-rsid="00045333"/>
    </style:style>
    <style:style style:name="P3" style:family="paragraph" style:parent-style-name="Standard">
      <style:text-properties officeooo:rsid="000459a8" officeooo:paragraph-rsid="000459a8"/>
    </style:style>
    <style:style style:name="P4" style:family="paragraph" style:parent-style-name="Standard">
      <style:text-properties officeooo:paragraph-rsid="000459a8"/>
    </style:style>
    <style:style style:name="P5" style:family="paragraph" style:parent-style-name="Standard">
      <style:text-properties officeooo:rsid="00047ad8" officeooo:paragraph-rsid="00047ad8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45333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c87d" style:font-name="Monospace" fo:font-size="10pt" style:font-size-asian="10pt"/>
    </style:style>
    <style:style style:name="T4" style:family="text">
      <style:text-properties officeooo:rsid="00045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ssment Logic Check -</text:p>
      <text:p text:style-name="P1">1.) Average = 3</text:p>
      <text:p text:style-name="P1">Average of positive = 3</text:p>
      <text:p text:style-name="P1"/>
      <text:p text:style-name="P2"><text:span text:style-name="T1">2.) </text:span><text:span text:style-name="T2">*** This program will find the average of 5 numbers ***</text:span></text:p>
      <text:p text:style-name="P6"><text:span text:style-name="T2">Please enter 0 number:5</text:span></text:p>
      <text:p text:style-name="P6"><text:span text:style-name="T2">Please enter 1 number:</text:span><text:span text:style-name="T3">10</text:span></text:p>
      <text:p text:style-name="P6"><text:span text:style-name="T2">Please enter 2 number:</text:span><text:span text:style-name="T3">15</text:span></text:p>
      <text:p text:style-name="P6"><text:span text:style-name="T2">Please enter 3 number:</text:span><text:span text:style-name="T3">20</text:span></text:p>
      <text:p text:style-name="P6"><text:span text:style-name="T2">Please enter 4 number:</text:span><text:span text:style-name="T3">-25</text:span></text:p>
      <text:p text:style-name="P6"><text:span text:style-name="T2">The average of 5 numbers is 5</text:span></text:p>
      <text:p text:style-name="P6"><text:span text:style-name="T2">Average of the positive numbers is 12</text:span></text:p>
      <text:p text:style-name="P1"/>
      <text:p text:style-name="P4"><text:span text:style-name="T4">3.) </text:span><text:span text:style-name="T2">*** This program will find the average of 5 numbers ***</text:span></text:p>
      <text:p text:style-name="P6"><text:span text:style-name="T2">Please enter 0 number:5</text:span></text:p>
      <text:p text:style-name="P6"><text:span text:style-name="T2">Please enter 1 number:</text:span><text:span text:style-name="T3">-5</text:span></text:p>
      <text:p text:style-name="P6"><text:span text:style-name="T2">Please enter 2 number:</text:span><text:span text:style-name="T3">0</text:span></text:p>
      <text:p text:style-name="P6"><text:span text:style-name="T2">Please enter 3 number:</text:span><text:span text:style-name="T3">0</text:span></text:p>
      <text:p text:style-name="P6"><text:span text:style-name="T2">Please enter 4 number:</text:span><text:span text:style-name="T3">0</text:span></text:p>
      <text:p text:style-name="P6"><text:span text:style-name="T2">The average of 5 numbers is 0</text:span></text:p>
      <text:p text:style-name="P6"><text:span text:style-name="T2">Average of the positive numbers is 5</text:span></text:p>
      <text:p text:style-name="P3"/>
      <text:p text:style-name="P4"><text:span text:style-name="T4">4.) </text:span><text:span text:style-name="T2">*** This program will find the average of 5 numbers ***</text:span></text:p>
      <text:p text:style-name="P6"><text:span text:style-name="T2">Please enter 0 number:5</text:span></text:p>
      <text:p text:style-name="P6"><text:span text:style-name="T2">Please enter 1 number:</text:span><text:span text:style-name="T3">-5</text:span></text:p>
      <text:p text:style-name="P6"><text:span text:style-name="T2">Please enter 2 number:</text:span><text:span text:style-name="T3">10</text:span></text:p>
      <text:p text:style-name="P6"><text:span text:style-name="T2">Please enter 3 number:</text:span><text:span text:style-name="T3">-10</text:span></text:p>
      <text:p text:style-name="P6"><text:span text:style-name="T2">Please enter 4 number:</text:span><text:span text:style-name="T3">0</text:span></text:p>
      <text:p text:style-name="P6"><text:span text:style-name="T2">The average of 5 numbers is 0</text:span></text:p>
      <text:p text:style-name="P6"><text:span text:style-name="T2">Average of the positive numbers is 7</text:span></text:p>
      <text:p text:style-name="P3"/>
      <text:p text:style-name="P4"><text:span text:style-name="T4">5.) </text:span><text:span text:style-name="T2">*** This program will find the average of 5 numbers ***</text:span></text:p>
      <text:p text:style-name="P6"><text:span text:style-name="T2">Please enter 0 number:-1</text:span></text:p>
      <text:p text:style-name="P6"><text:span text:style-name="T2">Please enter 1 number:</text:span><text:span text:style-name="T3">-2</text:span></text:p>
      <text:p text:style-name="P6"><text:span text:style-name="T2">Please enter 2 number:</text:span><text:span text:style-name="T3">-3</text:span></text:p>
      <text:p text:style-name="P6"><text:span text:style-name="T2">Please enter 3 number:</text:span><text:span text:style-name="T3">-4</text:span></text:p>
      <text:p text:style-name="P6"><text:span text:style-name="T2">Please enter 4 number:</text:span><text:span text:style-name="T3">-5</text:span></text:p>
      <text:p text:style-name="P6"><text:span text:style-name="T2">The average of 5 numbers is -3</text:span></text:p>
      <text:p text:style-name="P6"><text:span text:style-name="T2">There is no positive average number. </text:span></text:p>
      <text:p text:style-name="P3"/>
      <text:p text:style-name="P5">2.)</text:p>
      <text:p text:style-name="P3"><text:span text:style-name="T2">Prefix and Postfix operator Code</text:span></text:p>
      <text:p text:style-name="P6"><text:span text:style-name="T2">9</text:span></text:p>
      <text:p text:style-name="P6"><text:span text:style-name="T2">8</text:span></text:p>
      <text:p text:style-name="P6"><text:span text:style-name="T2">9</text:span></text:p>
      <text:p text:style-name="P6"><text:span text:style-name="T2">9</text:span></text:p>
      <text:p text:style-name="P6"><text:span text:style-name="T2">10</text:span></text:p>
      <text:p text:style-name="P6"><text:span text:style-name="T2">9</text:span></text:p>
      <text:p text:style-name="P6"><text:span text:style-name="T2">9</text:span></text:p>
      <text:p text:style-name="P6"><text:span text:style-name="T2">8</text:span></text:p>
      <text:p text:style-name="P6"><text:span text:style-name="T2">Eight</text:span></text:p>
      <text:p text:style-name="P6"><text:span text:style-name="T2">Nine</text:span></text:p>
      <text:p text:style-name="P6"><text:span text:style-name="T2">Final value 10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7:07:05.589076577</meta:creation-date>
    <dc:date>2016-10-27T18:31:06.527126018</dc:date>
    <meta:editing-duration>PT8M40S</meta:editing-duration>
    <meta:editing-cycles>1</meta:editing-cycles>
    <meta:document-statistic meta:table-count="0" meta:image-count="0" meta:object-count="0" meta:page-count="1" meta:paragraph-count="48" meta:word-count="215" meta:character-count="1103" meta:non-whitespace-character-count="935"/>
    <meta:generator>LibreOffice/4.2.8.2$Linux_X86_64 LibreOffice_project/420m0$Build-2</meta:generator>
  </office:meta>
</office:document-meta>
</file>